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Číslovanýseznam" style:family="paragraph">
      <style:paragraph-properties fo:margin-left="0.3937in" fo:text-indent="-0.3937in">
        <style:tab-stops>
          <style:tab-stop style:type="left" style:position="0in"/>
        </style:tab-stops>
      </style:paragraph-properties>
    </style:style>
    <style:style style:name="P18" style:parent-style-name="Číslovanýseznam" style:family="paragraph">
      <style:paragraph-properties fo:margin-left="0.3937in" fo:text-indent="-0.3937in">
        <style:tab-stops>
          <style:tab-stop style:type="left" style:position="0in"/>
        </style:tab-stops>
      </style:paragraph-properties>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T20" style:parent-style-name="Standardnípísmoodstavce" style:family="text">
      <style:text-properties fo:font-style="italic" style:font-style-asian="italic"/>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65/2017<text:bookmark-end text:name="Text14"/></text:p>
            <text:p text:style-name="Normální">KVOP-35629/2017<text:bookmark-end text:name="Text2"/></text:p>
            <text:p text:style-name="Normální"><text:bookmark-start text:name="Text6"/>27. 11. 2017<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Vážený pan</text:p>
            <text:p text:style-name="Normální">P. K.</text:p>
            <text:p text:style-name="Normální"/>
            <text:p text:style-name="Normální"><text:bookmark-start text:name="Text11"/><text:s/><text:bookmark-end text:name="Text11"/><text:s/><text:bookmark-start text:name="Text12"/><text:s text:c="5"/><text:bookmark-end text:name="Text12"/></text:p>
            <text:p text:style-name="Normální"/>
            <text:p text:style-name="Normální"/>
          </table:table-cell>
        </table:table-row>
      </table:table>
      <text:h text:style-name="Nadpis1" text:outline-level="1">Sdělení o poskytnutí informace<text:s/></text:h>
      <text:p text:style-name="Základnítext">Vážený<text:s/>pane K.,</text:p>
      <text:p text:style-name="Základnítext">dne 20. listopadu 2017 byla do Kanceláře veřejného ochránce práv doručena Vaše žádost podle zákona č. 106/1999 Sb., o svobodném přístupu k informacím, ve znění pozdějších předpisů, kterou žádáte:</text:p>
      <text:list text:style-name="LFO5" text:continue-numbering="true">
        <text:list-item>
          <text:p text:style-name="P17">o informaci, jací imigranti mají dostávat byty, když u nás žádní nejsou;<text:s/></text:p>
        </text:list-item>
        <text:list-item>
          <text:p text:style-name="P18">o informaci, jak může ochránkyně dávat pokyny magistrátům, aby dohlíželi nad ochranou před diskriminací cizinců v přístupu k bydlení, když k tomu nemá vůbec žádné oprávnění;</text:p>
        </text:list-item>
        <text:list-item>
          <text:p text:style-name="P19">pravděpodobně o vyjádření k Vašemu komentáři, který budu citovat přesně:<text:s/><text:span text:style-name="T20">„naši občané nemají na vlastní bydlení (kromě Romů, protože to jim platí stát), cizinci to dostanou jen tak“</text:span>.</text:p>
        </text:list-item>
      </text:list>
      <text:p text:style-name="Základnítext">Ve smyslu zákona o svobodném přístupu k informacím,<text:s/><text:span text:style-name="Silné">se poskytují níže uvedené informace</text:span>:</text:p>
      <text:p text:style-name="Základnítext">K bodu č. 1</text:p>
      <text:p text:style-name="Základnítext">Váš dotaz vychází z ne zcela přesného předpokladu, že v České republice žádní cizinci dlouhodobě nepobývají. Na území České republiky však žijí občané ostatních členských států Evropské unie, tak občané tzv. třetích zemí. Dohromady se podle statistických dat Ministerstva vnitra České republiky jedná o 516 283 osob.<text:span text:style-name="Značkapozn.podčarou"><text:note text:note-class="footnote" text:id="_ftn0"><text:note-citation>1</text:note-citation><text:note-body><text:p text:style-name="Textpozn.podčarou"><text:s/>Jedná se o informaci ke dni 30. září 2017, která je dostupná zde:<text:s/><text:a xlink:href="http://www.mvcr.cz/clanek/cizinci-s-povolenym-pobytem.aspx" office:target-frame-name="_top" xlink:show="replace"><text:span text:style-name="Hypertextovýodkaz">http://www.mvcr.cz/clanek/cizinci-s-povolenym-pobytem.aspx</text:span></text:a><text:s/></text:p></text:note-body></text:note></text:span><text:s/></text:p>
      <text:p text:style-name="Základnítext">K bodu č. 2</text:p>
      <text:p text:style-name="Základnítext">Problematika ochrany cizinců před diskriminací mimo jiné v přístupu k bydlení spadá do působnosti veřejného ochránce práv již od roku 2009. Ochránce je povinen přispívat k prosazování práva a rovné zacházení se všemi osobami bez ohledu na jejich národnost.<text:span text:style-name="Značkapozn.podčarou"><text:note text:note-class="footnote" text:id="_ftn1"><text:note-citation>2</text:note-citation><text:note-body><text:p text:style-name="Textpozn.podčarou"><text:s/>ustanovení § 1 odst. 5 ve spojení s ustanovení § 21b zákona č. 349/1999 Sb., o veřejném ochránci práv, ve znění pozdějších předpisů</text:p></text:note-body></text:note></text:span><text:s/><text:soft-page-break/>Od 1. ledna 2018 navíc nabude účinnosti novela<text:span text:style-name="Značkapozn.podčarou"><text:note text:note-class="footnote" text:id="_ftn2"><text:note-citation>3</text:note-citation><text:note-body><text:p text:style-name="Textpozn.podčarou"><text:s/><text:span text:style-name="Značkapozn.podčarou"><text:s/></text:span>zákon č. 365/2017 Sb., kterým se mění zákon č. 198/2009 Sb., o rovném zacházení a o právních prostředcích ochrany před diskriminací a o změně některých zákonů (antidiskriminační zákon), ve znění pozdějších předpisů, a další související zákony</text:p></text:note-body></text:note></text:span><text:s/>antidiskriminačního zákona<text:span text:style-name="Značkapozn.podčarou"><text:note text:note-class="footnote" text:id="_ftn3"><text:note-citation>4</text:note-citation><text:note-body><text:p text:style-name="Textpozn.podčarou"><text:s/>zákon č. 198/2009 Sb., o rovném zacházení a o právních prostředcích ochrany před diskriminací a o změně některých zákonů (antidiskriminační zákon), ve znění pozdějších předpisů</text:p></text:note-body></text:note></text:span>, která posílí působnost veřejného ochránce práv ve vztahu k migrujícím pracovníkům, kteří se stali oběťmi diskriminace. Ochránce nedává úřadům ani jiným institucím pokyny, může jim však adresovat doporučení na změnu praxe, pokud dojde k závěru, že nepostupují v souladu se zákonem nebo principy dobré správy.</text:p>
      <text:p text:style-name="Základnítext">K bodu č. 3</text:p>
      <text:p text:style-name="Základnítext">Tuto Vaši poznámku sice nelze považovat za otázku, přesto si dovolím stručný komentář. Není pravda, že Romům platí bydlení stát. Pokud máte na mysli dávky na bydlení, mohu Vás ujistit, že ty pobírají v České republice různé skupiny obyvatel v závislosti na sociální situaci, nikoli etnickém původu.<text:s/></text:p>
      <text:p text:style-name="Základnítext">Rovný přístup cizinců<text:span text:style-name="Značkapozn.podčarou"><text:note text:note-class="footnote" text:id="_ftn4"><text:note-citation>5</text:note-citation><text:note-body><text:p text:style-name="Textpozn.podčarou"><text:s/>Dopis ochránkyně se týkal jen občanů EU a rezidentů ze třetích zemí, kteří dlouhodobě pobývají na území České republiky.</text:p></text:note-body></text:note></text:span><text:s/>k obecnímu bydlení znamená pouze to, že s nimi obec musí zacházet stejně jako s českými státními občany. Neznamená to tedy, že cizinci dostanou bydlení „jen tak“ a čeští státní občané nikoli, jak píšete.<text:s/></text:p>
      <text:p text:style-name="Základnítext">S pozdravem</text:p>
      <text:p text:style-name="Základnítext"/>
      <text:p text:style-name="Základnítext"/>
      <text:p text:style-name="podpis">Mgr. Petra Zdražilová v. r.</text:p>
      <text:p text:style-name="podpis">vedoucí právního odboru</text:p>
      <text:p text:style-name="podpis">(dopis je opatřen elektronickým podpisem)</text:p>
      <text:p text:style-name="podpis"/>
      <text:p text:style-name="Základnítext"/>
      <text:p text:style-name="Základnítext"/>
      <text:p text:style-name="Základnítext"/>
      <text:p text:style-name="Základnítext"/>
      <text:p text:style-name="Základnítext"/>
      <text:p text:style-name="Základnítext"/>
      <text:p text:style-name="Základnítext"/>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complex="Times New Roman"/>
    </style: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4LVL1" style:family="text">
      <style:text-properties style:font-name-complex="Times New Roman"/>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Wingding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color="#808080"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fo:color="#808080" style:font-size-complex="11.5pt"/>
    </style:style>
    <style:style style:name="P14" style:parent-style-name="Normální" style:family="paragraph">
      <style:paragraph-properties fo:text-align="end">
        <style:tab-stops>
          <style:tab-stop style:type="left" style:position="3.2034in"/>
        </style:tab-stops>
      </style:paragraph-properties>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2</text:page-number></text:span></text:p>
      </style:footer>
    </style:master-page>
    <style:master-page style:next-style-name="MP0" style:name="MPF0" style:page-layout-name="PL0">
      <style:header>
        <text:p text:style-name="P10"><text:span text:style-name="T11">*KVOPP00BYIWK*</text:span>*KVOPP00BYIWK*</text:p>
        <text:p text:style-name="P12"><text:span text:style-name="T13">KVOPP00BYIWK</text:span>KVOPP00BYIWK</text:p>
        <text:p text:style-name="P14"><draw:frame draw:z-index="251659264" draw:style-name="a0" draw:name="Obrázek 1" text:anchor-type="paragraph" svg:x="-0.72431in" svg:y="-0.7875in" svg:width="2.59861in" svg:height="0.57083in" style:rel-width="scale" style:rel-height="scale"><draw:image xlink:href="media/image1.jpeg" xlink:type="simple" xlink:show="embed" xlink:actuate="onLoad"/><svg:title/><svg:desc/></draw:frame></text:p>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17-12-28T09:09:00Z</meta:creation-date>
    <dc:date>2017-12-28T09:09:00Z</dc:date>
    <meta:print-date>2017-11-27T10:07:00Z</meta:print-date>
    <meta:template xlink:href="KVOP_dopis%20vedoucího" xlink:type="simple"/>
    <meta:editing-cycles>2</meta:editing-cycles>
    <meta:editing-duration>PT0S</meta:editing-duration>
    <meta:user-defined meta:name="ContentTypeId">0x010100D3A71DC738674B4893D02C4CA0E22FAC</meta:user-defined>
    <meta:document-statistic meta:page-count="2" meta:paragraph-count="5" meta:word-count="381" meta:character-count="2628" meta:row-count="18" meta:non-whitespace-character-count="2252"/>
  </office:meta>
</office:document-meta>
</file>